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5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5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7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5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8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8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1.46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185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4a98c9"/>
      <style:text-properties style:font-name="Liberation Serif" fo:font-size="6pt"/>
    </style:style>
    <style:style style:name="P4" style:family="paragraph">
      <loext:graphic-properties draw:fill="solid" draw:fill-color="#808080"/>
      <style:text-properties style:font-name="Liberation Serif" fo:font-size="6pt"/>
    </style:style>
    <style:style style:name="P5" style:family="paragraph">
      <loext:graphic-properties draw:fill="solid" draw:fill-color="#999999"/>
      <style:text-properties style:font-name="Liberation Serif" fo:font-size="6pt"/>
    </style:style>
    <style:style style:name="P6" style:family="paragraph">
      <loext:graphic-properties draw:fill="none"/>
      <style:text-properties style:font-name="Liberation Serif" fo:font-size="6pt"/>
    </style:style>
    <style:style style:name="P7" style:family="paragraph">
      <loext:graphic-properties draw:fill="solid" draw:fill-color="#000000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Liberation Serif" fo:font-size="6pt"/>
    </style:style>
    <style:style style:name="P12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8pt" fo:text-shadow="1pt 1pt" style:font-size-asian="6pt" style:font-size-complex="6pt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8pt" style:font-size-complex="8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  <style:text-properties style:font-name="Liberation Serif" fo:font-size="8pt" fo:text-shadow="1pt 1pt" style:font-size-asian="6pt" style:font-size-complex="6pt"/>
    </style:style>
    <style:style style:name="T1" style:family="text">
      <style:text-properties fo:color="#000000" style:font-name="Liberation Serif" fo:font-size="6pt" style:font-size-asian="5pt" style:font-name-complex="DejaVuSans1" style:font-size-complex="5pt"/>
    </style:style>
    <style:style style:name="T2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Liberation Serif" fo:font-size="6pt" fo:font-style="normal" style:font-size-asian="6pt" style:font-style-asian="normal" style:font-name-complex="DejaVuSans1" style:font-size-complex="6pt" style:font-style-complex="normal"/>
    </style:style>
    <style:style style:name="T4" style:family="text">
      <style:text-properties fo:color="#000000" style:font-name="Liberation Serif" fo:font-size="8pt" fo:text-shadow="1pt 1pt" style:font-size-asian="6pt" style:font-name-complex="DejaVuSans1" style:font-size-complex="6pt"/>
    </style:style>
    <style:style style:name="T5" style:family="text">
      <style:text-properties fo:color="#000000" style:font-name="Liberation Serif" fo:font-size="8pt" fo:font-weight="bold" style:font-size-asian="8pt" style:font-name-complex="DejaVu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193cm" svg:y="1.266cm" svg:viewBox="0 0 2936 4295" draw:points="0,4295 2936,4295 2936,0 0,0">
          <text:p/>
        </draw:polygon>
        <draw:polygon draw:style-name="gr2" draw:text-style-name="P2" draw:layer="layout" svg:width="2.935cm" svg:height="0.197cm" svg:x="2.193cm" svg:y="5.167cm" svg:viewBox="0 0 2936 198" draw:points="0,198 2936,198 2936,0 0,0">
          <text:p/>
        </draw:polygon>
        <draw:polygon draw:style-name="gr3" draw:text-style-name="P3" draw:layer="layout" svg:width="0cm" svg:height="0.196cm" svg:x="2.193cm" svg:y="4.92cm" svg:viewBox="0 0 0 197" draw:points="0,197 0,197 0,0 0,0">
          <text:p/>
        </draw:polygon>
        <draw:polygon draw:style-name="gr4" draw:text-style-name="P4" draw:layer="layout" svg:width="0.081cm" svg:height="0.197cm" svg:x="2.193cm" svg:y="4.673cm" svg:viewBox="0 0 82 198" draw:points="0,198 82,198 82,0 0,0">
          <text:p/>
        </draw:polygon>
        <draw:polygon draw:style-name="gr4" draw:text-style-name="P4" draw:layer="layout" svg:width="1.481cm" svg:height="0.197cm" svg:x="2.275cm" svg:y="4.426cm" svg:viewBox="0 0 1482 198" draw:points="0,198 1482,198 1482,0 0,0">
          <text:p/>
        </draw:polygon>
        <draw:polygon draw:style-name="gr5" draw:text-style-name="P5" draw:layer="layout" svg:width="0.002cm" svg:height="0.197cm" svg:x="3.757cm" svg:y="4.179cm" svg:viewBox="0 0 3 198" draw:points="0,198 3,198 3,0 0,0">
          <text:p/>
        </draw:polygon>
        <draw:polygon draw:style-name="gr4" draw:text-style-name="P4" draw:layer="layout" svg:width="0.71cm" svg:height="0.197cm" svg:x="3.76cm" svg:y="3.932cm" svg:viewBox="0 0 711 198" draw:points="0,198 711,198 711,0 0,0">
          <text:p/>
        </draw:polygon>
        <draw:polygon draw:style-name="gr2" draw:text-style-name="P2" draw:layer="layout" svg:width="0.001cm" svg:height="0.197cm" svg:x="4.471cm" svg:y="3.685cm" svg:viewBox="0 0 2 198" draw:points="0,198 2,198 2,0 0,0">
          <text:p/>
        </draw:polygon>
        <draw:polygon draw:style-name="gr2" draw:text-style-name="P2" draw:layer="layout" svg:width="0cm" svg:height="0.197cm" svg:x="4.473cm" svg:y="3.437cm" svg:viewBox="0 0 1 198" draw:points="0,198 1,198 1,0 0,0">
          <text:p/>
        </draw:polygon>
        <draw:polygon draw:style-name="gr2" draw:text-style-name="P2" draw:layer="layout" svg:width="0.001cm" svg:height="0.197cm" svg:x="4.474cm" svg:y="3.191cm" svg:viewBox="0 0 2 198" draw:points="0,198 2,198 2,0 0,0">
          <text:p/>
        </draw:polygon>
        <draw:polygon draw:style-name="gr4" draw:text-style-name="P4" draw:layer="layout" svg:width="0.648cm" svg:height="0.197cm" svg:x="4.476cm" svg:y="2.944cm" svg:viewBox="0 0 649 198" draw:points="0,198 649,198 649,0 0,0">
          <text:p/>
        </draw:polygon>
        <draw:polygon draw:style-name="gr2" draw:text-style-name="P2" draw:layer="layout" svg:width="0cm" svg:height="0.197cm" svg:x="5.124cm" svg:y="2.696cm" svg:viewBox="0 0 1 198" draw:points="0,198 1,198 1,0 0,0">
          <text:p/>
        </draw:polygon>
        <draw:polygon draw:style-name="gr2" draw:text-style-name="P2" draw:layer="layout" svg:width="0cm" svg:height="0.196cm" svg:x="5.125cm" svg:y="2.45cm" svg:viewBox="0 0 0 197" draw:points="0,197 0,0">
          <text:p/>
        </draw:polygon>
        <draw:polygon draw:style-name="gr2" draw:text-style-name="P2" draw:layer="layout" svg:width="0.003cm" svg:height="0.197cm" svg:x="5.125cm" svg:y="2.202cm" svg:viewBox="0 0 4 198" draw:points="0,198 4,198 4,0 0,0">
          <text:p/>
        </draw:polygon>
        <draw:polygon draw:style-name="gr2" draw:text-style-name="P2" draw:layer="layout" svg:width="0cm" svg:height="0.197cm" svg:x="5.129cm" svg:y="1.955cm" svg:viewBox="0 0 0 198" draw:points="0,198 0,0">
          <text:p/>
        </draw:polygon>
        <draw:polygon draw:style-name="gr5" draw:text-style-name="P5" draw:layer="layout" svg:width="0cm" svg:height="0.196cm" svg:x="5.129cm" svg:y="1.709cm" svg:viewBox="0 0 0 197" draw:points="0,197 0,197 0,0 0,0">
          <text:p/>
        </draw:polygon>
        <draw:polygon draw:style-name="gr5" draw:text-style-name="P5" draw:layer="layout" svg:width="0cm" svg:height="0.197cm" svg:x="5.129cm" svg:y="1.461cm" svg:viewBox="0 0 0 198" draw:points="0,198 0,0">
          <text:p/>
        </draw:polygon>
        <draw:line draw:style-name="gr6" draw:text-style-name="P6" draw:layer="layout" svg:x1="2.778cm" svg:y1="5.56cm" svg:x2="2.778cm" svg:y2="1.266cm">
          <text:p/>
        </draw:line>
        <draw:polygon draw:style-name="gr7" draw:text-style-name="P7" draw:layer="layout" svg:width="0cm" svg:height="0.065cm" svg:x="2.778cm" svg:y="5.56cm" svg:viewBox="0 0 0 66" draw:points="0,0 0,66">
          <text:p/>
        </draw:polygon>
        <draw:line draw:style-name="gr8" draw:text-style-name="P6" draw:layer="layout" svg:x1="2.778cm" svg:y1="5.56cm" svg:x2="2.778cm" svg:y2="5.626cm">
          <text:p/>
        </draw:line>
        <draw:line draw:style-name="gr6" draw:text-style-name="P6" draw:layer="layout" svg:x1="3.363cm" svg:y1="5.56cm" svg:x2="3.363cm" svg:y2="1.266cm">
          <text:p/>
        </draw:line>
        <draw:polygon draw:style-name="gr7" draw:text-style-name="P7" draw:layer="layout" svg:width="0cm" svg:height="0.065cm" svg:x="3.363cm" svg:y="5.56cm" svg:viewBox="0 0 0 66" draw:points="0,0 0,66">
          <text:p/>
        </draw:polygon>
        <draw:line draw:style-name="gr8" draw:text-style-name="P6" draw:layer="layout" svg:x1="3.363cm" svg:y1="5.56cm" svg:x2="3.363cm" svg:y2="5.626cm">
          <text:p/>
        </draw:line>
        <draw:frame draw:style-name="gr9" draw:text-style-name="P9" draw:layer="layout" svg:width="0.436cm" svg:height="0.256cm" svg:x="2.658cm" svg:y="5.678cm">
          <draw:text-box>
            <text:p text:style-name="P8"><text:span text:style-name="T1">5</text:span></text:p>
          </draw:text-box>
        </draw:frame>
        <draw:line draw:style-name="gr6" draw:text-style-name="P6" draw:layer="layout" svg:x1="3.948cm" svg:y1="5.56cm" svg:x2="3.948cm" svg:y2="1.266cm">
          <text:p/>
        </draw:line>
        <draw:polygon draw:style-name="gr7" draw:text-style-name="P7" draw:layer="layout" svg:width="0cm" svg:height="0.065cm" svg:x="3.948cm" svg:y="5.56cm" svg:viewBox="0 0 0 66" draw:points="0,0 0,66">
          <text:p/>
        </draw:polygon>
        <draw:line draw:style-name="gr8" draw:text-style-name="P6" draw:layer="layout" svg:x1="3.948cm" svg:y1="5.56cm" svg:x2="3.948cm" svg:y2="5.626cm">
          <text:p/>
        </draw:line>
        <draw:frame draw:style-name="gr10" draw:text-style-name="P9" draw:layer="layout" svg:width="0.545cm" svg:height="0.256cm" svg:x="3.239cm" svg:y="5.678cm">
          <draw:text-box>
            <text:p text:style-name="P8"><text:span text:style-name="T1">10</text:span></text:p>
          </draw:text-box>
        </draw:frame>
        <draw:line draw:style-name="gr6" draw:text-style-name="P6" draw:layer="layout" svg:x1="4.533cm" svg:y1="5.56cm" svg:x2="4.533cm" svg:y2="1.266cm">
          <text:p/>
        </draw:line>
        <draw:polygon draw:style-name="gr7" draw:text-style-name="P7" draw:layer="layout" svg:width="0cm" svg:height="0.065cm" svg:x="4.533cm" svg:y="5.56cm" svg:viewBox="0 0 0 66" draw:points="0,0 0,66">
          <text:p/>
        </draw:polygon>
        <draw:line draw:style-name="gr8" draw:text-style-name="P6" draw:layer="layout" svg:x1="4.533cm" svg:y1="5.56cm" svg:x2="4.533cm" svg:y2="5.626cm">
          <text:p/>
        </draw:line>
        <draw:frame draw:style-name="gr11" draw:text-style-name="P9" draw:layer="layout" svg:width="0.546cm" svg:height="0.256cm" svg:x="3.823cm" svg:y="5.678cm">
          <draw:text-box>
            <text:p text:style-name="P8"><text:span text:style-name="T1">15</text:span></text:p>
          </draw:text-box>
        </draw:frame>
        <draw:line draw:style-name="gr6" draw:text-style-name="P6" draw:layer="layout" svg:x1="5.118cm" svg:y1="5.56cm" svg:x2="5.118cm" svg:y2="1.266cm">
          <text:p/>
        </draw:line>
        <draw:polygon draw:style-name="gr7" draw:text-style-name="P7" draw:layer="layout" svg:width="0cm" svg:height="0.065cm" svg:x="5.118cm" svg:y="5.56cm" svg:viewBox="0 0 0 66" draw:points="0,0 0,66">
          <text:p/>
        </draw:polygon>
        <draw:line draw:style-name="gr8" draw:text-style-name="P6" draw:layer="layout" svg:x1="5.118cm" svg:y1="5.56cm" svg:x2="5.118cm" svg:y2="5.626cm">
          <text:p/>
        </draw:line>
        <draw:frame draw:style-name="gr11" draw:text-style-name="P9" draw:layer="layout" svg:width="0.546cm" svg:height="0.256cm" svg:x="4.408cm" svg:y="5.678cm">
          <draw:text-box>
            <text:p text:style-name="P8"><text:span text:style-name="T1">20</text:span></text:p>
          </draw:text-box>
        </draw:frame>
        <draw:frame draw:style-name="gr12" draw:text-style-name="P9" draw:layer="layout" svg:width="1.394cm" svg:height="0.256cm" svg:x="4.98cm" svg:y="5.677cm">
          <draw:text-box>
            <text:p text:style-name="P8"><text:span text:style-name="T1">25</text:span></text:p>
          </draw:text-box>
        </draw:frame>
        <draw:line draw:style-name="gr6" draw:text-style-name="P6" draw:layer="layout" svg:x1="2.193cm" svg:y1="5.266cm" svg:x2="5.129cm" svg:y2="5.266cm">
          <text:p/>
        </draw:line>
        <draw:polygon draw:style-name="gr7" draw:text-style-name="P7" draw:layer="layout" svg:width="0.01cm" svg:height="0cm" svg:x="2.182cm" svg:y="5.266cm" svg:viewBox="0 0 11 0" draw:points="11,0 0,0">
          <text:p/>
        </draw:polygon>
        <draw:line draw:style-name="gr8" draw:text-style-name="P6" draw:layer="layout" svg:x1="2.193cm" svg:y1="5.266cm" svg:x2="2.182cm" svg:y2="5.266cm">
          <text:p/>
        </draw:line>
        <draw:line draw:style-name="gr6" draw:text-style-name="P6" draw:layer="layout" svg:x1="2.193cm" svg:y1="5.019cm" svg:x2="5.129cm" svg:y2="5.019cm">
          <text:p/>
        </draw:line>
        <draw:polygon draw:style-name="gr7" draw:text-style-name="P7" draw:layer="layout" svg:width="0.01cm" svg:height="0cm" svg:x="2.182cm" svg:y="5.019cm" svg:viewBox="0 0 11 0" draw:points="11,0 0,0">
          <text:p/>
        </draw:polygon>
        <draw:line draw:style-name="gr8" draw:text-style-name="P6" draw:layer="layout" svg:x1="2.193cm" svg:y1="5.019cm" svg:x2="2.182cm" svg:y2="5.019cm">
          <text:p/>
        </draw:line>
        <draw:line draw:style-name="gr6" draw:text-style-name="P6" draw:layer="layout" svg:x1="2.193cm" svg:y1="4.772cm" svg:x2="5.129cm" svg:y2="4.772cm">
          <text:p/>
        </draw:line>
        <draw:polygon draw:style-name="gr7" draw:text-style-name="P7" draw:layer="layout" svg:width="0.01cm" svg:height="0cm" svg:x="2.182cm" svg:y="4.772cm" svg:viewBox="0 0 11 0" draw:points="11,0 0,0">
          <text:p/>
        </draw:polygon>
        <draw:line draw:style-name="gr8" draw:text-style-name="P6" draw:layer="layout" svg:x1="2.193cm" svg:y1="4.772cm" svg:x2="2.182cm" svg:y2="4.772cm">
          <text:p/>
        </draw:line>
        <draw:line draw:style-name="gr6" draw:text-style-name="P6" draw:layer="layout" svg:x1="2.193cm" svg:y1="4.525cm" svg:x2="5.129cm" svg:y2="4.525cm">
          <text:p/>
        </draw:line>
        <draw:polygon draw:style-name="gr7" draw:text-style-name="P7" draw:layer="layout" svg:width="0.01cm" svg:height="0cm" svg:x="2.182cm" svg:y="4.525cm" svg:viewBox="0 0 11 0" draw:points="11,0 0,0">
          <text:p/>
        </draw:polygon>
        <draw:line draw:style-name="gr8" draw:text-style-name="P6" draw:layer="layout" svg:x1="2.193cm" svg:y1="4.525cm" svg:x2="2.182cm" svg:y2="4.525cm">
          <text:p/>
        </draw:line>
        <draw:line draw:style-name="gr6" draw:text-style-name="P6" draw:layer="layout" svg:x1="2.193cm" svg:y1="4.277cm" svg:x2="5.129cm" svg:y2="4.277cm">
          <text:p/>
        </draw:line>
        <draw:polygon draw:style-name="gr7" draw:text-style-name="P7" draw:layer="layout" svg:width="0.01cm" svg:height="0cm" svg:x="2.182cm" svg:y="4.277cm" svg:viewBox="0 0 11 0" draw:points="11,0 0,0">
          <text:p/>
        </draw:polygon>
        <draw:line draw:style-name="gr8" draw:text-style-name="P6" draw:layer="layout" svg:x1="2.193cm" svg:y1="4.277cm" svg:x2="2.182cm" svg:y2="4.277cm">
          <text:p/>
        </draw:line>
        <draw:line draw:style-name="gr6" draw:text-style-name="P6" draw:layer="layout" svg:x1="2.193cm" svg:y1="4.031cm" svg:x2="5.129cm" svg:y2="4.031cm">
          <text:p/>
        </draw:line>
        <draw:polygon draw:style-name="gr7" draw:text-style-name="P7" draw:layer="layout" svg:width="0.01cm" svg:height="0cm" svg:x="2.182cm" svg:y="4.031cm" svg:viewBox="0 0 11 0" draw:points="11,0 0,0">
          <text:p/>
        </draw:polygon>
        <draw:line draw:style-name="gr8" draw:text-style-name="P6" draw:layer="layout" svg:x1="2.193cm" svg:y1="4.031cm" svg:x2="2.182cm" svg:y2="4.031cm">
          <text:p/>
        </draw:line>
        <draw:line draw:style-name="gr6" draw:text-style-name="P6" draw:layer="layout" svg:x1="2.193cm" svg:y1="3.784cm" svg:x2="5.129cm" svg:y2="3.784cm">
          <text:p/>
        </draw:line>
        <draw:polygon draw:style-name="gr7" draw:text-style-name="P7" draw:layer="layout" svg:width="0.01cm" svg:height="0cm" svg:x="2.182cm" svg:y="3.784cm" svg:viewBox="0 0 11 0" draw:points="11,0 0,0">
          <text:p/>
        </draw:polygon>
        <draw:line draw:style-name="gr8" draw:text-style-name="P6" draw:layer="layout" svg:x1="2.193cm" svg:y1="3.784cm" svg:x2="2.182cm" svg:y2="3.784cm">
          <text:p/>
        </draw:line>
        <draw:line draw:style-name="gr6" draw:text-style-name="P6" draw:layer="layout" svg:x1="2.193cm" svg:y1="3.536cm" svg:x2="5.129cm" svg:y2="3.536cm">
          <text:p/>
        </draw:line>
        <draw:polygon draw:style-name="gr7" draw:text-style-name="P7" draw:layer="layout" svg:width="0.01cm" svg:height="0cm" svg:x="2.182cm" svg:y="3.536cm" svg:viewBox="0 0 11 0" draw:points="11,0 0,0">
          <text:p/>
        </draw:polygon>
        <draw:line draw:style-name="gr8" draw:text-style-name="P6" draw:layer="layout" svg:x1="2.193cm" svg:y1="3.536cm" svg:x2="2.182cm" svg:y2="3.536cm">
          <text:p/>
        </draw:line>
        <draw:line draw:style-name="gr6" draw:text-style-name="P6" draw:layer="layout" svg:x1="2.193cm" svg:y1="3.29cm" svg:x2="5.129cm" svg:y2="3.29cm">
          <text:p/>
        </draw:line>
        <draw:polygon draw:style-name="gr7" draw:text-style-name="P7" draw:layer="layout" svg:width="0.01cm" svg:height="0cm" svg:x="2.182cm" svg:y="3.29cm" svg:viewBox="0 0 11 0" draw:points="11,0 0,0">
          <text:p/>
        </draw:polygon>
        <draw:line draw:style-name="gr8" draw:text-style-name="P6" draw:layer="layout" svg:x1="2.193cm" svg:y1="3.29cm" svg:x2="2.182cm" svg:y2="3.29cm">
          <text:p/>
        </draw:line>
        <draw:line draw:style-name="gr6" draw:text-style-name="P6" draw:layer="layout" svg:x1="2.193cm" svg:y1="3.042cm" svg:x2="5.129cm" svg:y2="3.042cm">
          <text:p/>
        </draw:line>
        <draw:polygon draw:style-name="gr7" draw:text-style-name="P7" draw:layer="layout" svg:width="0.01cm" svg:height="0cm" svg:x="2.182cm" svg:y="3.042cm" svg:viewBox="0 0 11 0" draw:points="11,0 0,0">
          <text:p/>
        </draw:polygon>
        <draw:line draw:style-name="gr8" draw:text-style-name="P6" draw:layer="layout" svg:x1="2.193cm" svg:y1="3.042cm" svg:x2="2.182cm" svg:y2="3.042cm">
          <text:p/>
        </draw:line>
        <draw:line draw:style-name="gr6" draw:text-style-name="P6" draw:layer="layout" svg:x1="2.193cm" svg:y1="2.795cm" svg:x2="5.129cm" svg:y2="2.795cm">
          <text:p/>
        </draw:line>
        <draw:polygon draw:style-name="gr7" draw:text-style-name="P7" draw:layer="layout" svg:width="0.01cm" svg:height="0cm" svg:x="2.182cm" svg:y="2.795cm" svg:viewBox="0 0 11 0" draw:points="11,0 0,0">
          <text:p/>
        </draw:polygon>
        <draw:line draw:style-name="gr8" draw:text-style-name="P6" draw:layer="layout" svg:x1="2.193cm" svg:y1="2.795cm" svg:x2="2.182cm" svg:y2="2.795cm">
          <text:p/>
        </draw:line>
        <draw:line draw:style-name="gr6" draw:text-style-name="P6" draw:layer="layout" svg:x1="2.193cm" svg:y1="2.549cm" svg:x2="5.129cm" svg:y2="2.549cm">
          <text:p/>
        </draw:line>
        <draw:polygon draw:style-name="gr7" draw:text-style-name="P7" draw:layer="layout" svg:width="0.01cm" svg:height="0cm" svg:x="2.182cm" svg:y="2.549cm" svg:viewBox="0 0 11 0" draw:points="11,0 0,0">
          <text:p/>
        </draw:polygon>
        <draw:line draw:style-name="gr8" draw:text-style-name="P6" draw:layer="layout" svg:x1="2.193cm" svg:y1="2.549cm" svg:x2="2.182cm" svg:y2="2.549cm">
          <text:p/>
        </draw:line>
        <draw:line draw:style-name="gr6" draw:text-style-name="P6" draw:layer="layout" svg:x1="2.193cm" svg:y1="2.301cm" svg:x2="5.129cm" svg:y2="2.301cm">
          <text:p/>
        </draw:line>
        <draw:polygon draw:style-name="gr7" draw:text-style-name="P7" draw:layer="layout" svg:width="0.01cm" svg:height="0cm" svg:x="2.182cm" svg:y="2.301cm" svg:viewBox="0 0 11 0" draw:points="11,0 0,0">
          <text:p/>
        </draw:polygon>
        <draw:line draw:style-name="gr8" draw:text-style-name="P6" draw:layer="layout" svg:x1="2.193cm" svg:y1="2.301cm" svg:x2="2.182cm" svg:y2="2.301cm">
          <text:p/>
        </draw:line>
        <draw:line draw:style-name="gr6" draw:text-style-name="P6" draw:layer="layout" svg:x1="2.193cm" svg:y1="2.054cm" svg:x2="5.129cm" svg:y2="2.054cm">
          <text:p/>
        </draw:line>
        <draw:polygon draw:style-name="gr7" draw:text-style-name="P7" draw:layer="layout" svg:width="0.01cm" svg:height="0cm" svg:x="2.182cm" svg:y="2.054cm" svg:viewBox="0 0 11 0" draw:points="11,0 0,0">
          <text:p/>
        </draw:polygon>
        <draw:line draw:style-name="gr8" draw:text-style-name="P6" draw:layer="layout" svg:x1="2.193cm" svg:y1="2.054cm" svg:x2="2.182cm" svg:y2="2.054cm">
          <text:p/>
        </draw:line>
        <draw:line draw:style-name="gr6" draw:text-style-name="P6" draw:layer="layout" svg:x1="2.193cm" svg:y1="1.807cm" svg:x2="5.129cm" svg:y2="1.807cm">
          <text:p/>
        </draw:line>
        <draw:polygon draw:style-name="gr7" draw:text-style-name="P7" draw:layer="layout" svg:width="0.01cm" svg:height="0cm" svg:x="2.182cm" svg:y="1.807cm" svg:viewBox="0 0 11 0" draw:points="11,0 0,0">
          <text:p/>
        </draw:polygon>
        <draw:line draw:style-name="gr8" draw:text-style-name="P6" draw:layer="layout" svg:x1="2.193cm" svg:y1="1.807cm" svg:x2="2.182cm" svg:y2="1.807cm">
          <text:p/>
        </draw:line>
        <draw:line draw:style-name="gr6" draw:text-style-name="P6" draw:layer="layout" svg:x1="2.193cm" svg:y1="1.56cm" svg:x2="5.129cm" svg:y2="1.56cm">
          <text:p/>
        </draw:line>
        <draw:polygon draw:style-name="gr7" draw:text-style-name="P7" draw:layer="layout" svg:width="0.01cm" svg:height="0cm" svg:x="2.182cm" svg:y="1.56cm" svg:viewBox="0 0 11 0" draw:points="11,0 0,0">
          <text:p/>
        </draw:polygon>
        <draw:line draw:style-name="gr8" draw:text-style-name="P6" draw:layer="layout" svg:x1="2.193cm" svg:y1="1.56cm" svg:x2="2.182cm" svg:y2="1.56cm">
          <text:p/>
        </draw:line>
        <draw:line draw:style-name="gr13" draw:text-style-name="P6" draw:layer="layout" svg:x1="2.193cm" svg:y1="5.56cm" svg:x2="2.193cm" svg:y2="1.266cm">
          <text:p/>
        </draw:line>
        <draw:line draw:style-name="gr13" draw:text-style-name="P6" draw:layer="layout" svg:x1="5.129cm" svg:y1="5.56cm" svg:x2="5.129cm" svg:y2="1.266cm">
          <text:p/>
        </draw:line>
        <draw:line draw:style-name="gr13" draw:text-style-name="P6" draw:layer="layout" svg:x1="2.193cm" svg:y1="5.56cm" svg:x2="5.129cm" svg:y2="5.56cm">
          <text:p/>
        </draw:line>
        <draw:line draw:style-name="gr13" draw:text-style-name="P6" draw:layer="layout" svg:x1="2.193cm" svg:y1="1.266cm" svg:x2="5.129cm" svg:y2="1.266cm">
          <text:p/>
        </draw:line>
        <draw:frame draw:style-name="gr14" draw:text-style-name="P9" draw:layer="layout" svg:width="0.988cm" svg:height="0.256cm" svg:x="1.193cm" svg:y="5.158cm">
          <draw:text-box>
            <text:p text:style-name="P8"><text:span text:style-name="T1">Interpreter</text:span></text:p>
          </draw:text-box>
        </draw:frame>
        <draw:frame draw:style-name="gr15" draw:text-style-name="P9" draw:layer="layout" svg:width="1.077cm" svg:height="0.256cm" svg:x="1.029cm" svg:y="4.912cm">
          <draw:text-box>
            <text:p text:style-name="P8"><text:span text:style-name="T1">QUANTIZE</text:span></text:p>
          </draw:text-box>
        </draw:frame>
        <draw:frame draw:style-name="gr16" draw:text-style-name="P10" draw:layer="layout" svg:width="1.534cm" svg:height="0.257cm" svg:x="0.603cm" svg:y="4.696cm">
          <draw:text-box>
            <text:p text:style-name="P8"><text:span text:style-name="T2">(1A) <text:s/>CONV_2D</text:span></text:p>
          </draw:text-box>
        </draw:frame>
        <draw:frame draw:style-name="gr17" draw:text-style-name="P10" draw:layer="layout" svg:width="1.535cm" svg:height="0.256cm" svg:x="0.603cm" svg:y="4.419cm">
          <draw:text-box>
            <text:p text:style-name="P8"><text:span text:style-name="T2">(2A) <text:s/>CONV_2D</text:span></text:p>
          </draw:text-box>
        </draw:frame>
        <draw:frame draw:style-name="gr18" draw:text-style-name="P9" draw:layer="layout" svg:width="1.556cm" svg:height="0.256cm" svg:x="0.584cm" svg:y="4.173cm">
          <draw:text-box>
            <text:p text:style-name="P8"><text:span text:style-name="T1">MAX_POOL_2D</text:span></text:p>
          </draw:text-box>
        </draw:frame>
        <draw:frame draw:style-name="gr19" draw:text-style-name="P10" draw:layer="layout" svg:width="1.535cm" svg:height="0.257cm" svg:x="0.603cm" svg:y="3.925cm">
          <draw:text-box>
            <text:p text:style-name="P8"><text:span text:style-name="T2">(3A) <text:s/>CONV_2D</text:span></text:p>
          </draw:text-box>
        </draw:frame>
        <draw:frame draw:style-name="gr18" draw:text-style-name="P9" draw:layer="layout" svg:width="1.556cm" svg:height="0.256cm" svg:x="0.583cm" svg:y="3.68cm">
          <draw:text-box>
            <text:p text:style-name="P8"><text:span text:style-name="T1">MAX_POOL_2D</text:span></text:p>
          </draw:text-box>
        </draw:frame>
        <draw:frame draw:style-name="gr20" draw:text-style-name="P9" draw:layer="layout" svg:width="0.472cm" svg:height="0.257cm" svg:x="1.635cm" svg:y="3.435cm">
          <draw:text-box>
            <text:p text:style-name="P8"><text:span text:style-name="T1">MUL</text:span></text:p>
          </draw:text-box>
        </draw:frame>
        <draw:frame draw:style-name="gr21" draw:text-style-name="P9" draw:layer="layout" svg:width="0.459cm" svg:height="0.256cm" svg:x="1.642cm" svg:y="3.189cm">
          <draw:text-box>
            <text:p text:style-name="P8"><text:span text:style-name="T1">ADD</text:span></text:p>
          </draw:text-box>
        </draw:frame>
        <draw:frame draw:style-name="gr22" draw:text-style-name="P10" draw:layer="layout" svg:width="1.534cm" svg:height="0.256cm" svg:x="0.603cm" svg:y="2.942cm">
          <draw:text-box>
            <text:p text:style-name="P8"><text:span text:style-name="T2">(4A) <text:s/>CONV_2D</text:span></text:p>
          </draw:text-box>
        </draw:frame>
        <draw:frame draw:style-name="gr18" draw:text-style-name="P9" draw:layer="layout" svg:width="1.556cm" svg:height="0.256cm" svg:x="0.583cm" svg:y="2.697cm">
          <draw:text-box>
            <text:p text:style-name="P8"><text:span text:style-name="T1">MAX_POOL_2D</text:span></text:p>
          </draw:text-box>
        </draw:frame>
        <draw:frame draw:style-name="gr23" draw:text-style-name="P9" draw:layer="layout" svg:width="1.005cm" svg:height="0.256cm" svg:x="1.16cm" svg:y="2.45cm">
          <draw:text-box>
            <text:p text:style-name="P8"><text:span text:style-name="T1">RESHAPE</text:span></text:p>
          </draw:text-box>
        </draw:frame>
        <draw:frame draw:style-name="gr24" draw:text-style-name="P9" draw:layer="layout" svg:width="2.119cm" svg:height="0.257cm" svg:x="0.025cm" svg:y="2.204cm">
          <draw:text-box>
            <text:p text:style-name="P8"><text:span text:style-name="T1">FULLY_CONNECTED</text:span></text:p>
          </draw:text-box>
        </draw:frame>
        <draw:frame draw:style-name="gr25" draw:text-style-name="P9" draw:layer="layout" svg:width="2.119cm" svg:height="0.256cm" svg:x="0.025cm" svg:y="1.959cm">
          <draw:text-box>
            <text:p text:style-name="P8"><text:span text:style-name="T1">FULLY_CONNECTED</text:span></text:p>
          </draw:text-box>
        </draw:frame>
        <draw:frame draw:style-name="gr26" draw:text-style-name="P9" draw:layer="layout" svg:width="1.026cm" svg:height="0.256cm" svg:x="1.082cm" svg:y="1.712cm">
          <draw:text-box>
            <text:p text:style-name="P8"><text:span text:style-name="T1">SOFTMAX</text:span></text:p>
          </draw:text-box>
        </draw:frame>
        <draw:frame draw:style-name="gr27" draw:text-style-name="P9" draw:layer="layout" svg:width="1.365cm" svg:height="0.256cm" svg:x="0.743cm" svg:y="1.467cm">
          <draw:text-box>
            <text:p text:style-name="P8"><text:span text:style-name="T1">DEQUANTIZE</text:span></text:p>
          </draw:text-box>
        </draw:frame>
        <draw:polygon draw:style-name="gr1" draw:text-style-name="P1" draw:layer="layout" svg:width="2.931cm" svg:height="4.301cm" svg:x="5.588cm" svg:y="1.261cm" svg:viewBox="0 0 2932 4302" draw:points="0,4302 2932,4302 2932,0 0,0">
          <text:p/>
        </draw:polygon>
        <draw:polygon draw:style-name="gr2" draw:text-style-name="P2" draw:layer="layout" svg:width="2.931cm" svg:height="0.198cm" svg:x="5.588cm" svg:y="5.168cm" svg:viewBox="0 0 2932 199" draw:points="0,199 2932,199 2932,0 0,0">
          <text:p/>
        </draw:polygon>
        <draw:polygon draw:style-name="gr3" draw:text-style-name="P3" draw:layer="layout" svg:width="0.002cm" svg:height="0.197cm" svg:x="5.588cm" svg:y="4.921cm" svg:viewBox="0 0 3 198" draw:points="0,198 3,198 3,0 0,0">
          <text:p/>
        </draw:polygon>
        <draw:polygon draw:style-name="gr28" draw:text-style-name="P11" draw:layer="layout" svg:width="0.223cm" svg:height="0.198cm" svg:x="5.591cm" svg:y="4.673cm" svg:viewBox="0 0 224 199" draw:points="0,199 224,199 224,0 0,0">
          <text:p/>
        </draw:polygon>
        <draw:polygon draw:style-name="gr28" draw:text-style-name="P11" draw:layer="layout" svg:width="1.205cm" svg:height="0.198cm" svg:x="5.816cm" svg:y="4.426cm" svg:viewBox="0 0 1206 199" draw:points="0,199 1206,199 1206,0 0,0">
          <text:p/>
        </draw:polygon>
        <draw:polygon draw:style-name="gr2" draw:text-style-name="P2" draw:layer="layout" svg:width="0.097cm" svg:height="0.197cm" svg:x="7.022cm" svg:y="4.179cm" svg:viewBox="0 0 98 198" draw:points="0,198 98,198 98,0 0,0">
          <text:p/>
        </draw:polygon>
        <draw:polygon draw:style-name="gr28" draw:text-style-name="P11" draw:layer="layout" svg:width="0.579cm" svg:height="0.198cm" svg:x="7.121cm" svg:y="3.931cm" svg:viewBox="0 0 580 199" draw:points="0,199 580,199 580,0 0,0">
          <text:p/>
        </draw:polygon>
        <draw:polygon draw:style-name="gr2" draw:text-style-name="P2" draw:layer="layout" svg:width="0.048cm" svg:height="0.197cm" svg:x="7.701cm" svg:y="3.684cm" svg:viewBox="0 0 49 198" draw:points="0,198 49,198 49,0 0,0">
          <text:p/>
        </draw:polygon>
        <draw:polygon draw:style-name="gr2" draw:text-style-name="P2" draw:layer="layout" svg:width="0.035cm" svg:height="0.198cm" svg:x="7.75cm" svg:y="3.436cm" svg:viewBox="0 0 36 199" draw:points="0,199 36,199 36,0 0,0">
          <text:p/>
        </draw:polygon>
        <draw:polygon draw:style-name="gr2" draw:text-style-name="P2" draw:layer="layout" svg:width="0.072cm" svg:height="0.198cm" svg:x="7.786cm" svg:y="3.189cm" svg:viewBox="0 0 73 199" draw:points="0,199 73,199 73,0 0,0">
          <text:p/>
        </draw:polygon>
        <draw:polygon draw:style-name="gr28" draw:text-style-name="P11" draw:layer="layout" svg:width="0.492cm" svg:height="0.197cm" svg:x="7.864cm" svg:y="2.942cm" svg:viewBox="0 0 493 198" draw:points="0,198 493,198 493,0 0,0">
          <text:p/>
        </draw:polygon>
        <draw:polygon draw:style-name="gr2" draw:text-style-name="P2" draw:layer="layout" svg:width="0.024cm" svg:height="0.198cm" svg:x="8.356cm" svg:y="2.694cm" svg:viewBox="0 0 25 199" draw:points="0,199 25,199 25,0 0,0">
          <text:p/>
        </draw:polygon>
        <draw:polygon draw:style-name="gr2" draw:text-style-name="P2" draw:layer="layout" svg:width="0cm" svg:height="0.197cm" svg:x="8.381cm" svg:y="2.447cm" svg:viewBox="0 0 1 198" draw:points="0,198 1,198 1,0 0,0">
          <text:p/>
        </draw:polygon>
        <draw:polygon draw:style-name="gr2" draw:text-style-name="P2" draw:layer="layout" svg:width="0.137cm" svg:height="0.198cm" svg:x="8.381cm" svg:y="2.199cm" svg:viewBox="0 0 138 199" draw:points="0,199 138,199 138,0 0,0">
          <text:p/>
        </draw:polygon>
        <draw:polygon draw:style-name="gr2" draw:text-style-name="P2" draw:layer="layout" svg:width="0cm" svg:height="0.198cm" svg:x="8.519cm" svg:y="1.952cm" svg:viewBox="0 0 0 199" draw:points="0,199 0,199 0,0 0,0">
          <text:p/>
        </draw:polygon>
        <draw:polygon draw:style-name="gr3" draw:text-style-name="P3" draw:layer="layout" svg:width="0cm" svg:height="0.197cm" svg:x="8.519cm" svg:y="1.704cm" svg:viewBox="0 0 1 198" draw:points="0,198 1,198 1,0 0,0">
          <text:p/>
        </draw:polygon>
        <draw:polygon draw:style-name="gr3" draw:text-style-name="P3" draw:layer="layout" svg:width="0cm" svg:height="0.197cm" svg:x="8.52cm" svg:y="1.457cm" svg:viewBox="0 0 0 198" draw:points="0,198 0,0">
          <text:p/>
        </draw:polygon>
        <draw:line draw:style-name="gr6" draw:text-style-name="P6" draw:layer="layout" svg:x1="5.994cm" svg:y1="5.562cm" svg:x2="5.994cm" svg:y2="1.261cm">
          <text:p/>
        </draw:line>
        <draw:polygon draw:style-name="gr7" draw:text-style-name="P7" draw:layer="layout" svg:width="0cm" svg:height="0.065cm" svg:x="5.994cm" svg:y="5.562cm" svg:viewBox="0 0 0 66" draw:points="0,0 0,66">
          <text:p/>
        </draw:polygon>
        <draw:line draw:style-name="gr8" draw:text-style-name="P6" draw:layer="layout" svg:x1="5.994cm" svg:y1="5.562cm" svg:x2="5.994cm" svg:y2="5.628cm">
          <text:p/>
        </draw:line>
        <draw:line draw:style-name="gr6" draw:text-style-name="P6" draw:layer="layout" svg:x1="6.4cm" svg:y1="5.562cm" svg:x2="6.4cm" svg:y2="1.261cm">
          <text:p/>
        </draw:line>
        <draw:polygon draw:style-name="gr7" draw:text-style-name="P7" draw:layer="layout" svg:width="0cm" svg:height="0.065cm" svg:x="6.4cm" svg:y="5.562cm" svg:viewBox="0 0 0 66" draw:points="0,0 0,66">
          <text:p/>
        </draw:polygon>
        <draw:line draw:style-name="gr8" draw:text-style-name="P6" draw:layer="layout" svg:x1="6.4cm" svg:y1="5.562cm" svg:x2="6.4cm" svg:y2="5.628cm">
          <text:p/>
        </draw:line>
        <draw:frame draw:style-name="gr29" draw:text-style-name="P9" draw:layer="layout" svg:width="0.298cm" svg:height="0.265cm" svg:x="5.803cm" svg:y="5.679cm">
          <draw:text-box>
            <text:p text:style-name="P8"><text:span text:style-name="T1">0.1</text:span></text:p>
          </draw:text-box>
        </draw:frame>
        <draw:line draw:style-name="gr6" draw:text-style-name="P6" draw:layer="layout" svg:x1="6.807cm" svg:y1="5.562cm" svg:x2="6.807cm" svg:y2="1.261cm">
          <text:p/>
        </draw:line>
        <draw:polygon draw:style-name="gr7" draw:text-style-name="P7" draw:layer="layout" svg:width="0cm" svg:height="0.065cm" svg:x="6.807cm" svg:y="5.562cm" svg:viewBox="0 0 0 66" draw:points="0,0 0,66">
          <text:p/>
        </draw:polygon>
        <draw:line draw:style-name="gr8" draw:text-style-name="P6" draw:layer="layout" svg:x1="6.807cm" svg:y1="5.562cm" svg:x2="6.807cm" svg:y2="5.628cm">
          <text:p/>
        </draw:line>
        <draw:frame draw:style-name="gr29" draw:text-style-name="P9" draw:layer="layout" svg:width="0.298cm" svg:height="0.265cm" svg:x="6.262cm" svg:y="5.679cm">
          <draw:text-box>
            <text:p text:style-name="P8"><text:span text:style-name="T1">0.2</text:span></text:p>
          </draw:text-box>
        </draw:frame>
        <draw:line draw:style-name="gr6" draw:text-style-name="P6" draw:layer="layout" svg:x1="7.213cm" svg:y1="5.562cm" svg:x2="7.213cm" svg:y2="1.261cm">
          <text:p/>
        </draw:line>
        <draw:polygon draw:style-name="gr7" draw:text-style-name="P7" draw:layer="layout" svg:width="0cm" svg:height="0.065cm" svg:x="7.213cm" svg:y="5.562cm" svg:viewBox="0 0 0 66" draw:points="0,0 0,66">
          <text:p/>
        </draw:polygon>
        <draw:line draw:style-name="gr8" draw:text-style-name="P6" draw:layer="layout" svg:x1="7.213cm" svg:y1="5.562cm" svg:x2="7.213cm" svg:y2="5.628cm">
          <text:p/>
        </draw:line>
        <draw:frame draw:style-name="gr29" draw:text-style-name="P9" draw:layer="layout" svg:width="0.298cm" svg:height="0.265cm" svg:x="6.692cm" svg:y="5.679cm">
          <draw:text-box>
            <text:p text:style-name="P8"><text:span text:style-name="T1">0.3</text:span></text:p>
          </draw:text-box>
        </draw:frame>
        <draw:line draw:style-name="gr6" draw:text-style-name="P6" draw:layer="layout" svg:x1="7.619cm" svg:y1="5.562cm" svg:x2="7.619cm" svg:y2="1.261cm">
          <text:p/>
        </draw:line>
        <draw:polygon draw:style-name="gr7" draw:text-style-name="P7" draw:layer="layout" svg:width="0cm" svg:height="0.065cm" svg:x="7.619cm" svg:y="5.562cm" svg:viewBox="0 0 0 66" draw:points="0,0 0,66">
          <text:p/>
        </draw:polygon>
        <draw:line draw:style-name="gr8" draw:text-style-name="P6" draw:layer="layout" svg:x1="7.619cm" svg:y1="5.562cm" svg:x2="7.619cm" svg:y2="5.628cm">
          <text:p/>
        </draw:line>
        <draw:frame draw:style-name="gr29" draw:text-style-name="P9" draw:layer="layout" svg:width="0.298cm" svg:height="0.265cm" svg:x="7.098cm" svg:y="5.679cm">
          <draw:text-box>
            <text:p text:style-name="P8"><text:span text:style-name="T1">0.4</text:span></text:p>
          </draw:text-box>
        </draw:frame>
        <draw:line draw:style-name="gr6" draw:text-style-name="P6" draw:layer="layout" svg:x1="8.025cm" svg:y1="5.562cm" svg:x2="8.025cm" svg:y2="1.261cm">
          <text:p/>
        </draw:line>
        <draw:polygon draw:style-name="gr7" draw:text-style-name="P7" draw:layer="layout" svg:width="0cm" svg:height="0.065cm" svg:x="8.025cm" svg:y="5.562cm" svg:viewBox="0 0 0 66" draw:points="0,0 0,66">
          <text:p/>
        </draw:polygon>
        <draw:line draw:style-name="gr8" draw:text-style-name="P6" draw:layer="layout" svg:x1="8.025cm" svg:y1="5.562cm" svg:x2="8.025cm" svg:y2="5.628cm">
          <text:p/>
        </draw:line>
        <draw:frame draw:style-name="gr29" draw:text-style-name="P9" draw:layer="layout" svg:width="0.298cm" svg:height="0.265cm" svg:x="7.505cm" svg:y="5.679cm">
          <draw:text-box>
            <text:p text:style-name="P8"><text:span text:style-name="T1">0.5</text:span></text:p>
          </draw:text-box>
        </draw:frame>
        <draw:line draw:style-name="gr6" draw:text-style-name="P6" draw:layer="layout" svg:x1="8.431cm" svg:y1="5.562cm" svg:x2="8.431cm" svg:y2="1.261cm">
          <text:p/>
        </draw:line>
        <draw:polygon draw:style-name="gr7" draw:text-style-name="P7" draw:layer="layout" svg:width="0cm" svg:height="0.065cm" svg:x="8.431cm" svg:y="5.562cm" svg:viewBox="0 0 0 66" draw:points="0,0 0,66">
          <text:p/>
        </draw:polygon>
        <draw:line draw:style-name="gr8" draw:text-style-name="P6" draw:layer="layout" svg:x1="8.431cm" svg:y1="5.562cm" svg:x2="8.431cm" svg:y2="5.628cm">
          <text:p/>
        </draw:line>
        <draw:frame draw:style-name="gr29" draw:text-style-name="P9" draw:layer="layout" svg:width="0.298cm" svg:height="0.265cm" svg:x="7.91cm" svg:y="5.679cm">
          <draw:text-box>
            <text:p text:style-name="P8"><text:span text:style-name="T1">0.6</text:span></text:p>
          </draw:text-box>
        </draw:frame>
        <draw:frame draw:style-name="gr29" draw:text-style-name="P9" draw:layer="layout" svg:width="0.298cm" svg:height="0.265cm" svg:x="8.316cm" svg:y="5.679cm">
          <draw:text-box>
            <text:p text:style-name="P8"><text:span text:style-name="T1">0.7</text:span></text:p>
          </draw:text-box>
        </draw:frame>
        <draw:line draw:style-name="gr6" draw:text-style-name="P6" draw:layer="layout" svg:x1="5.588cm" svg:y1="5.268cm" svg:x2="8.52cm" svg:y2="5.268cm">
          <text:p/>
        </draw:line>
        <draw:polygon draw:style-name="gr7" draw:text-style-name="P7" draw:layer="layout" svg:width="0.01cm" svg:height="0cm" svg:x="5.577cm" svg:y="5.268cm" svg:viewBox="0 0 11 0" draw:points="11,0 0,0">
          <text:p/>
        </draw:polygon>
        <draw:line draw:style-name="gr8" draw:text-style-name="P6" draw:layer="layout" svg:x1="5.588cm" svg:y1="5.268cm" svg:x2="5.577cm" svg:y2="5.268cm">
          <text:p/>
        </draw:line>
        <draw:line draw:style-name="gr6" draw:text-style-name="P6" draw:layer="layout" svg:x1="5.588cm" svg:y1="5.02cm" svg:x2="8.52cm" svg:y2="5.02cm">
          <text:p/>
        </draw:line>
        <draw:polygon draw:style-name="gr7" draw:text-style-name="P7" draw:layer="layout" svg:width="0.01cm" svg:height="0cm" svg:x="5.577cm" svg:y="5.02cm" svg:viewBox="0 0 11 0" draw:points="11,0 0,0">
          <text:p/>
        </draw:polygon>
        <draw:line draw:style-name="gr8" draw:text-style-name="P6" draw:layer="layout" svg:x1="5.588cm" svg:y1="5.02cm" svg:x2="5.577cm" svg:y2="5.02cm">
          <text:p/>
        </draw:line>
        <draw:line draw:style-name="gr6" draw:text-style-name="P6" draw:layer="layout" svg:x1="5.588cm" svg:y1="4.773cm" svg:x2="8.52cm" svg:y2="4.773cm">
          <text:p/>
        </draw:line>
        <draw:polygon draw:style-name="gr7" draw:text-style-name="P7" draw:layer="layout" svg:width="0.01cm" svg:height="0cm" svg:x="5.577cm" svg:y="4.773cm" svg:viewBox="0 0 11 0" draw:points="11,0 0,0">
          <text:p/>
        </draw:polygon>
        <draw:line draw:style-name="gr8" draw:text-style-name="P6" draw:layer="layout" svg:x1="5.588cm" svg:y1="4.773cm" svg:x2="5.577cm" svg:y2="4.773cm">
          <text:p/>
        </draw:line>
        <draw:line draw:style-name="gr6" draw:text-style-name="P6" draw:layer="layout" svg:x1="5.588cm" svg:y1="4.525cm" svg:x2="8.52cm" svg:y2="4.525cm">
          <text:p/>
        </draw:line>
        <draw:polygon draw:style-name="gr7" draw:text-style-name="P7" draw:layer="layout" svg:width="0.01cm" svg:height="0cm" svg:x="5.577cm" svg:y="4.525cm" svg:viewBox="0 0 11 0" draw:points="11,0 0,0">
          <text:p/>
        </draw:polygon>
        <draw:line draw:style-name="gr8" draw:text-style-name="P6" draw:layer="layout" svg:x1="5.588cm" svg:y1="4.525cm" svg:x2="5.577cm" svg:y2="4.525cm">
          <text:p/>
        </draw:line>
        <draw:line draw:style-name="gr6" draw:text-style-name="P6" draw:layer="layout" svg:x1="5.588cm" svg:y1="4.277cm" svg:x2="8.52cm" svg:y2="4.277cm">
          <text:p/>
        </draw:line>
        <draw:polygon draw:style-name="gr7" draw:text-style-name="P7" draw:layer="layout" svg:width="0.01cm" svg:height="0cm" svg:x="5.577cm" svg:y="4.277cm" svg:viewBox="0 0 11 0" draw:points="11,0 0,0">
          <text:p/>
        </draw:polygon>
        <draw:line draw:style-name="gr8" draw:text-style-name="P6" draw:layer="layout" svg:x1="5.588cm" svg:y1="4.277cm" svg:x2="5.577cm" svg:y2="4.277cm">
          <text:p/>
        </draw:line>
        <draw:line draw:style-name="gr6" draw:text-style-name="P6" draw:layer="layout" svg:x1="5.588cm" svg:y1="4.03cm" svg:x2="8.52cm" svg:y2="4.03cm">
          <text:p/>
        </draw:line>
        <draw:polygon draw:style-name="gr7" draw:text-style-name="P7" draw:layer="layout" svg:width="0.01cm" svg:height="0cm" svg:x="5.577cm" svg:y="4.03cm" svg:viewBox="0 0 11 0" draw:points="11,0 0,0">
          <text:p/>
        </draw:polygon>
        <draw:line draw:style-name="gr8" draw:text-style-name="P6" draw:layer="layout" svg:x1="5.588cm" svg:y1="4.03cm" svg:x2="5.577cm" svg:y2="4.03cm">
          <text:p/>
        </draw:line>
        <draw:line draw:style-name="gr6" draw:text-style-name="P6" draw:layer="layout" svg:x1="5.588cm" svg:y1="3.783cm" svg:x2="8.52cm" svg:y2="3.783cm">
          <text:p/>
        </draw:line>
        <draw:polygon draw:style-name="gr7" draw:text-style-name="P7" draw:layer="layout" svg:width="0.01cm" svg:height="0cm" svg:x="5.577cm" svg:y="3.783cm" svg:viewBox="0 0 11 0" draw:points="11,0 0,0">
          <text:p/>
        </draw:polygon>
        <draw:line draw:style-name="gr8" draw:text-style-name="P6" draw:layer="layout" svg:x1="5.588cm" svg:y1="3.783cm" svg:x2="5.577cm" svg:y2="3.783cm">
          <text:p/>
        </draw:line>
        <draw:line draw:style-name="gr6" draw:text-style-name="P6" draw:layer="layout" svg:x1="5.588cm" svg:y1="3.535cm" svg:x2="8.52cm" svg:y2="3.535cm">
          <text:p/>
        </draw:line>
        <draw:polygon draw:style-name="gr7" draw:text-style-name="P7" draw:layer="layout" svg:width="0.01cm" svg:height="0cm" svg:x="5.577cm" svg:y="3.535cm" svg:viewBox="0 0 11 0" draw:points="11,0 0,0">
          <text:p/>
        </draw:polygon>
        <draw:line draw:style-name="gr8" draw:text-style-name="P6" draw:layer="layout" svg:x1="5.588cm" svg:y1="3.535cm" svg:x2="5.577cm" svg:y2="3.535cm">
          <text:p/>
        </draw:line>
        <draw:line draw:style-name="gr6" draw:text-style-name="P6" draw:layer="layout" svg:x1="5.588cm" svg:y1="3.288cm" svg:x2="8.52cm" svg:y2="3.288cm">
          <text:p/>
        </draw:line>
        <draw:polygon draw:style-name="gr7" draw:text-style-name="P7" draw:layer="layout" svg:width="0.01cm" svg:height="0cm" svg:x="5.577cm" svg:y="3.288cm" svg:viewBox="0 0 11 0" draw:points="11,0 0,0">
          <text:p/>
        </draw:polygon>
        <draw:line draw:style-name="gr8" draw:text-style-name="P6" draw:layer="layout" svg:x1="5.588cm" svg:y1="3.288cm" svg:x2="5.577cm" svg:y2="3.288cm">
          <text:p/>
        </draw:line>
        <draw:line draw:style-name="gr6" draw:text-style-name="P6" draw:layer="layout" svg:x1="5.588cm" svg:y1="3.04cm" svg:x2="8.52cm" svg:y2="3.04cm">
          <text:p/>
        </draw:line>
        <draw:polygon draw:style-name="gr7" draw:text-style-name="P7" draw:layer="layout" svg:width="0.01cm" svg:height="0cm" svg:x="5.577cm" svg:y="3.04cm" svg:viewBox="0 0 11 0" draw:points="11,0 0,0">
          <text:p/>
        </draw:polygon>
        <draw:line draw:style-name="gr8" draw:text-style-name="P6" draw:layer="layout" svg:x1="5.588cm" svg:y1="3.04cm" svg:x2="5.577cm" svg:y2="3.04cm">
          <text:p/>
        </draw:line>
        <draw:line draw:style-name="gr6" draw:text-style-name="P6" draw:layer="layout" svg:x1="5.588cm" svg:y1="2.793cm" svg:x2="8.52cm" svg:y2="2.793cm">
          <text:p/>
        </draw:line>
        <draw:polygon draw:style-name="gr7" draw:text-style-name="P7" draw:layer="layout" svg:width="0.01cm" svg:height="0cm" svg:x="5.577cm" svg:y="2.793cm" svg:viewBox="0 0 11 0" draw:points="11,0 0,0">
          <text:p/>
        </draw:polygon>
        <draw:line draw:style-name="gr8" draw:text-style-name="P6" draw:layer="layout" svg:x1="5.588cm" svg:y1="2.793cm" svg:x2="5.577cm" svg:y2="2.793cm">
          <text:p/>
        </draw:line>
        <draw:line draw:style-name="gr6" draw:text-style-name="P6" draw:layer="layout" svg:x1="5.588cm" svg:y1="2.546cm" svg:x2="8.52cm" svg:y2="2.546cm">
          <text:p/>
        </draw:line>
        <draw:polygon draw:style-name="gr7" draw:text-style-name="P7" draw:layer="layout" svg:width="0.01cm" svg:height="0cm" svg:x="5.577cm" svg:y="2.546cm" svg:viewBox="0 0 11 0" draw:points="11,0 0,0">
          <text:p/>
        </draw:polygon>
        <draw:line draw:style-name="gr8" draw:text-style-name="P6" draw:layer="layout" svg:x1="5.588cm" svg:y1="2.546cm" svg:x2="5.577cm" svg:y2="2.546cm">
          <text:p/>
        </draw:line>
        <draw:line draw:style-name="gr6" draw:text-style-name="P6" draw:layer="layout" svg:x1="5.588cm" svg:y1="2.298cm" svg:x2="8.52cm" svg:y2="2.298cm">
          <text:p/>
        </draw:line>
        <draw:polygon draw:style-name="gr7" draw:text-style-name="P7" draw:layer="layout" svg:width="0.01cm" svg:height="0cm" svg:x="5.577cm" svg:y="2.298cm" svg:viewBox="0 0 11 0" draw:points="11,0 0,0">
          <text:p/>
        </draw:polygon>
        <draw:line draw:style-name="gr8" draw:text-style-name="P6" draw:layer="layout" svg:x1="5.588cm" svg:y1="2.298cm" svg:x2="5.577cm" svg:y2="2.298cm">
          <text:p/>
        </draw:line>
        <draw:line draw:style-name="gr6" draw:text-style-name="P6" draw:layer="layout" svg:x1="5.588cm" svg:y1="2.051cm" svg:x2="8.52cm" svg:y2="2.051cm">
          <text:p/>
        </draw:line>
        <draw:polygon draw:style-name="gr7" draw:text-style-name="P7" draw:layer="layout" svg:width="0.01cm" svg:height="0cm" svg:x="5.577cm" svg:y="2.051cm" svg:viewBox="0 0 11 0" draw:points="11,0 0,0">
          <text:p/>
        </draw:polygon>
        <draw:line draw:style-name="gr8" draw:text-style-name="P6" draw:layer="layout" svg:x1="5.588cm" svg:y1="2.051cm" svg:x2="5.577cm" svg:y2="2.051cm">
          <text:p/>
        </draw:line>
        <draw:line draw:style-name="gr6" draw:text-style-name="P6" draw:layer="layout" svg:x1="5.588cm" svg:y1="1.803cm" svg:x2="8.52cm" svg:y2="1.803cm">
          <text:p/>
        </draw:line>
        <draw:polygon draw:style-name="gr7" draw:text-style-name="P7" draw:layer="layout" svg:width="0.01cm" svg:height="0cm" svg:x="5.577cm" svg:y="1.803cm" svg:viewBox="0 0 11 0" draw:points="11,0 0,0">
          <text:p/>
        </draw:polygon>
        <draw:line draw:style-name="gr8" draw:text-style-name="P6" draw:layer="layout" svg:x1="5.588cm" svg:y1="1.803cm" svg:x2="5.577cm" svg:y2="1.803cm">
          <text:p/>
        </draw:line>
        <draw:line draw:style-name="gr6" draw:text-style-name="P6" draw:layer="layout" svg:x1="5.588cm" svg:y1="1.556cm" svg:x2="8.52cm" svg:y2="1.556cm">
          <text:p/>
        </draw:line>
        <draw:polygon draw:style-name="gr7" draw:text-style-name="P7" draw:layer="layout" svg:width="0.01cm" svg:height="0cm" svg:x="5.577cm" svg:y="1.556cm" svg:viewBox="0 0 11 0" draw:points="11,0 0,0">
          <text:p/>
        </draw:polygon>
        <draw:line draw:style-name="gr8" draw:text-style-name="P6" draw:layer="layout" svg:x1="5.588cm" svg:y1="1.556cm" svg:x2="5.577cm" svg:y2="1.556cm">
          <text:p/>
        </draw:line>
        <draw:line draw:style-name="gr13" draw:text-style-name="P6" draw:layer="layout" svg:x1="5.588cm" svg:y1="5.562cm" svg:x2="5.588cm" svg:y2="1.261cm">
          <text:p/>
        </draw:line>
        <draw:line draw:style-name="gr13" draw:text-style-name="P6" draw:layer="layout" svg:x1="8.52cm" svg:y1="5.562cm" svg:x2="8.52cm" svg:y2="1.261cm">
          <text:p/>
        </draw:line>
        <draw:line draw:style-name="gr13" draw:text-style-name="P6" draw:layer="layout" svg:x1="5.588cm" svg:y1="5.562cm" svg:x2="8.52cm" svg:y2="5.562cm">
          <text:p/>
        </draw:line>
        <draw:line draw:style-name="gr13" draw:text-style-name="P6" draw:layer="layout" svg:x1="5.588cm" svg:y1="1.261cm" svg:x2="8.52cm" svg:y2="1.261cm">
          <text:p/>
        </draw:line>
        <draw:polygon draw:style-name="gr3" draw:text-style-name="P3" draw:layer="layout" svg:width="0cm" svg:height="0.196cm" svg:x="5.594cm" svg:y="4.888cm" svg:viewBox="0 0 0 197" draw:points="0,197 0,197 0,0 0,0">
          <text:p/>
        </draw:polygon>
        <draw:polygon draw:style-name="gr7" draw:text-style-name="P7" draw:layer="layout" svg:width="0.01cm" svg:height="0cm" svg:x="5.583cm" svg:y="5.234cm" svg:viewBox="0 0 11 0" draw:points="11,0 0,0">
          <text:p/>
        </draw:polygon>
        <draw:line draw:style-name="gr8" draw:text-style-name="P6" draw:layer="layout" svg:x1="5.594cm" svg:y1="5.234cm" svg:x2="5.583cm" svg:y2="5.234cm">
          <text:p/>
        </draw:line>
        <draw:polygon draw:style-name="gr7" draw:text-style-name="P7" draw:layer="layout" svg:width="0.01cm" svg:height="0cm" svg:x="5.583cm" svg:y="4.987cm" svg:viewBox="0 0 11 0" draw:points="11,0 0,0">
          <text:p/>
        </draw:polygon>
        <draw:line draw:style-name="gr8" draw:text-style-name="P6" draw:layer="layout" svg:x1="5.594cm" svg:y1="4.987cm" svg:x2="5.583cm" svg:y2="4.987cm">
          <text:p/>
        </draw:line>
        <draw:polygon draw:style-name="gr7" draw:text-style-name="P7" draw:layer="layout" svg:width="0.01cm" svg:height="0cm" svg:x="5.583cm" svg:y="4.74cm" svg:viewBox="0 0 11 0" draw:points="11,0 0,0">
          <text:p/>
        </draw:polygon>
        <draw:line draw:style-name="gr8" draw:text-style-name="P6" draw:layer="layout" svg:x1="5.594cm" svg:y1="4.74cm" svg:x2="5.583cm" svg:y2="4.74cm">
          <text:p/>
        </draw:line>
        <draw:polygon draw:style-name="gr7" draw:text-style-name="P7" draw:layer="layout" svg:width="0.01cm" svg:height="0cm" svg:x="5.583cm" svg:y="4.493cm" svg:viewBox="0 0 11 0" draw:points="11,0 0,0">
          <text:p/>
        </draw:polygon>
        <draw:line draw:style-name="gr8" draw:text-style-name="P6" draw:layer="layout" svg:x1="5.594cm" svg:y1="4.493cm" svg:x2="5.583cm" svg:y2="4.493cm">
          <text:p/>
        </draw:line>
        <draw:polygon draw:style-name="gr7" draw:text-style-name="P7" draw:layer="layout" svg:width="0.01cm" svg:height="0cm" svg:x="5.583cm" svg:y="4.245cm" svg:viewBox="0 0 11 0" draw:points="11,0 0,0">
          <text:p/>
        </draw:polygon>
        <draw:line draw:style-name="gr8" draw:text-style-name="P6" draw:layer="layout" svg:x1="5.594cm" svg:y1="4.245cm" svg:x2="5.583cm" svg:y2="4.245cm">
          <text:p/>
        </draw:line>
        <draw:polygon draw:style-name="gr7" draw:text-style-name="P7" draw:layer="layout" svg:width="0.01cm" svg:height="0cm" svg:x="5.583cm" svg:y="3.999cm" svg:viewBox="0 0 11 0" draw:points="11,0 0,0">
          <text:p/>
        </draw:polygon>
        <draw:line draw:style-name="gr8" draw:text-style-name="P6" draw:layer="layout" svg:x1="5.594cm" svg:y1="3.999cm" svg:x2="5.583cm" svg:y2="3.999cm">
          <text:p/>
        </draw:line>
        <draw:polygon draw:style-name="gr7" draw:text-style-name="P7" draw:layer="layout" svg:width="0.01cm" svg:height="0cm" svg:x="5.583cm" svg:y="3.752cm" svg:viewBox="0 0 11 0" draw:points="11,0 0,0">
          <text:p/>
        </draw:polygon>
        <draw:line draw:style-name="gr8" draw:text-style-name="P6" draw:layer="layout" svg:x1="5.594cm" svg:y1="3.752cm" svg:x2="5.583cm" svg:y2="3.752cm">
          <text:p/>
        </draw:line>
        <draw:polygon draw:style-name="gr7" draw:text-style-name="P7" draw:layer="layout" svg:width="0.01cm" svg:height="0cm" svg:x="5.583cm" svg:y="3.504cm" svg:viewBox="0 0 11 0" draw:points="11,0 0,0">
          <text:p/>
        </draw:polygon>
        <draw:line draw:style-name="gr8" draw:text-style-name="P6" draw:layer="layout" svg:x1="5.594cm" svg:y1="3.504cm" svg:x2="5.583cm" svg:y2="3.504cm">
          <text:p/>
        </draw:line>
        <draw:polygon draw:style-name="gr7" draw:text-style-name="P7" draw:layer="layout" svg:width="0.01cm" svg:height="0cm" svg:x="5.583cm" svg:y="3.258cm" svg:viewBox="0 0 11 0" draw:points="11,0 0,0">
          <text:p/>
        </draw:polygon>
        <draw:line draw:style-name="gr8" draw:text-style-name="P6" draw:layer="layout" svg:x1="5.594cm" svg:y1="3.258cm" svg:x2="5.583cm" svg:y2="3.258cm">
          <text:p/>
        </draw:line>
        <draw:polygon draw:style-name="gr7" draw:text-style-name="P7" draw:layer="layout" svg:width="0.01cm" svg:height="0cm" svg:x="5.583cm" svg:y="3.01cm" svg:viewBox="0 0 11 0" draw:points="11,0 0,0">
          <text:p/>
        </draw:polygon>
        <draw:line draw:style-name="gr8" draw:text-style-name="P6" draw:layer="layout" svg:x1="5.594cm" svg:y1="3.01cm" svg:x2="5.583cm" svg:y2="3.01cm">
          <text:p/>
        </draw:line>
        <draw:polygon draw:style-name="gr7" draw:text-style-name="P7" draw:layer="layout" svg:width="0.01cm" svg:height="0cm" svg:x="5.583cm" svg:y="2.763cm" svg:viewBox="0 0 11 0" draw:points="11,0 0,0">
          <text:p/>
        </draw:polygon>
        <draw:line draw:style-name="gr8" draw:text-style-name="P6" draw:layer="layout" svg:x1="5.594cm" svg:y1="2.763cm" svg:x2="5.583cm" svg:y2="2.763cm">
          <text:p/>
        </draw:line>
        <draw:polygon draw:style-name="gr7" draw:text-style-name="P7" draw:layer="layout" svg:width="0.01cm" svg:height="0cm" svg:x="5.583cm" svg:y="2.517cm" svg:viewBox="0 0 11 0" draw:points="11,0 0,0">
          <text:p/>
        </draw:polygon>
        <draw:line draw:style-name="gr8" draw:text-style-name="P6" draw:layer="layout" svg:x1="5.594cm" svg:y1="2.517cm" svg:x2="5.583cm" svg:y2="2.517cm">
          <text:p/>
        </draw:line>
        <draw:polygon draw:style-name="gr7" draw:text-style-name="P7" draw:layer="layout" svg:width="0.01cm" svg:height="0cm" svg:x="5.583cm" svg:y="2.269cm" svg:viewBox="0 0 11 0" draw:points="11,0 0,0">
          <text:p/>
        </draw:polygon>
        <draw:line draw:style-name="gr8" draw:text-style-name="P6" draw:layer="layout" svg:x1="5.594cm" svg:y1="2.269cm" svg:x2="5.583cm" svg:y2="2.269cm">
          <text:p/>
        </draw:line>
        <draw:polygon draw:style-name="gr7" draw:text-style-name="P7" draw:layer="layout" svg:width="0.01cm" svg:height="0cm" svg:x="5.583cm" svg:y="2.022cm" svg:viewBox="0 0 11 0" draw:points="11,0 0,0">
          <text:p/>
        </draw:polygon>
        <draw:line draw:style-name="gr8" draw:text-style-name="P6" draw:layer="layout" svg:x1="5.594cm" svg:y1="2.022cm" svg:x2="5.583cm" svg:y2="2.022cm">
          <text:p/>
        </draw:line>
        <draw:polygon draw:style-name="gr7" draw:text-style-name="P7" draw:layer="layout" svg:width="0.01cm" svg:height="0cm" svg:x="5.583cm" svg:y="1.775cm" svg:viewBox="0 0 11 0" draw:points="11,0 0,0">
          <text:p/>
        </draw:polygon>
        <draw:line draw:style-name="gr8" draw:text-style-name="P6" draw:layer="layout" svg:x1="5.594cm" svg:y1="1.775cm" svg:x2="5.583cm" svg:y2="1.775cm">
          <text:p/>
        </draw:line>
        <draw:polygon draw:style-name="gr7" draw:text-style-name="P7" draw:layer="layout" svg:width="0.01cm" svg:height="0cm" svg:x="5.583cm" svg:y="1.528cm" svg:viewBox="0 0 11 0" draw:points="11,0 0,0">
          <text:p/>
        </draw:polygon>
        <draw:line draw:style-name="gr8" draw:text-style-name="P6" draw:layer="layout" svg:x1="5.594cm" svg:y1="1.528cm" svg:x2="5.583cm" svg:y2="1.528cm">
          <text:p/>
        </draw:line>
        <draw:frame draw:style-name="gr30" draw:text-style-name="P13" draw:layer="layout" svg:width="2.318cm" svg:height="0.319cm" svg:x="0.406cm" svg:y="1.016cm">
          <draw:text-box>
            <text:p text:style-name="P12"><text:span text:style-name="T3">Tensor operation</text:span></text:p>
          </draw:text-box>
        </draw:frame>
        <draw:frame draw:style-name="gr31" draw:text-style-name="P9" draw:layer="layout" svg:width="0.33cm" svg:height="0.256cm" svg:x="3.654cm" svg:y="5.929cm">
          <draw:text-box>
            <text:p text:style-name="P8"><text:span text:style-name="T1">(s)</text:span></text:p>
          </draw:text-box>
        </draw:frame>
        <draw:frame draw:style-name="gr32" draw:text-style-name="P9" draw:layer="layout" svg:width="0.43cm" svg:height="0.256cm" svg:x="6.98cm" svg:y="5.903cm">
          <draw:text-box>
            <text:p text:style-name="P8"><text:span text:style-name="T1">(s)</text:span></text:p>
          </draw:text-box>
        </draw:frame>
        <draw:frame draw:style-name="gr33" draw:text-style-name="P14" draw:layer="layout" svg:width="0.807cm" svg:height="0.319cm" svg:x="3.214cm" svg:y="0.618cm">
          <draw:text-box>
            <text:p text:style-name="P8"><text:span text:style-name="T4">CPU</text:span></text:p>
          </draw:text-box>
        </draw:frame>
        <draw:frame draw:style-name="gr34" draw:text-style-name="P15" draw:layer="layout" svg:width="5.582cm" svg:height="0.319cm" svg:x="0.092cm" svg:y="0.114cm">
          <draw:text-box>
            <text:p text:style-name="P8"><text:span text:style-name="T5">Model A (fixed-point)</text:span></text:p>
          </draw:text-box>
        </draw:frame>
        <draw:frame draw:style-name="gr35" draw:text-style-name="P17" draw:layer="layout" svg:width="1.463cm" svg:height="0.627cm" svg:x="6.27cm" svg:y="0.487cm">
          <draw:text-box>
            <text:p text:style-name="P16"><text:span text:style-name="T4">CPU + TP</text:span></text:p>
            <text:p text:style-name="P16"><text:span text:style-name="T4">(fixed-point)</text:span></text:p>
          </draw:text-box>
        </draw:frame>
        <draw:frame draw:style-name="gr36" draw:text-style-name="P9" draw:layer="layout" svg:width="0.185cm" svg:height="0.265cm" svg:x="5.521cm" svg:y="5.68cm">
          <draw:text-box>
            <text:p text:style-name="P8"><text:span text:style-name="T1">0</text:span></text:p>
          </draw:text-box>
        </draw:frame>
        <draw:line draw:style-name="gr8" draw:text-style-name="P6" draw:layer="layout" svg:x1="5.586cm" svg:y1="5.562cm" svg:x2="5.586cm" svg:y2="5.628cm">
          <text:p/>
        </draw:line>
        <draw:frame draw:style-name="gr36" draw:text-style-name="P9" draw:layer="layout" svg:width="0.185cm" svg:height="0.265cm" svg:x="2.128cm" svg:y="5.676cm">
          <draw:text-box>
            <text:p text:style-name="P8"><text:span text:style-name="T1">0</text:span></text:p>
          </draw:text-box>
        </draw:frame>
        <draw:line draw:style-name="gr8" draw:text-style-name="P6" draw:layer="layout" svg:x1="2.193cm" svg:y1="5.558cm" svg:x2="2.193cm" svg:y2="5.6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8:02:30.753572067</dc:date>
    <meta:editing-duration>PT6H51M44S</meta:editing-duration>
    <meta:editing-cycles>62</meta:editing-cycles>
    <meta:document-statistic meta:object-count="245"/>
  </office:meta>
</office:document-meta>
</file>